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7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cm" svg:y="1.1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5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171cm" svg:height="0.962cm" svg:x="2.921cm" svg:y="0cm">
          <draw:text-box>
            <text:p>s1</text:p>
          </draw:text-box>
        </draw:frame>
        <draw:frame draw:style-name="standard" draw:layer="layout" svg:width="4.999cm" svg:height="5.999cm" svg:x="9.5cm" svg:y="1.162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5" draw:layer="layout" svg:x1="5.1cm" svg:y1="2.662cm" svg:x2="9.5cm" svg:y2="2.6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3-02-18T09:20:58.567222401</dc:date>
    <meta:editing-duration>PT30M49S</meta:editing-duration>
    <meta:editing-cycles>9</meta:editing-cycles>
    <meta:generator>LibreOffice/7.0.4.2$Linux_X86_64 LibreOffice_project/00$Build-2</meta:generator>
    <meta:document-statistic meta:object-count="5"/>
  </office:meta>
</office:document-meta>
</file>